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908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ffffff" fo:font-size="18pt" fo:font-weight="bold" style:font-size-asian="18pt" style:font-weight-asian="bold" style:font-size-complex="18pt" style:font-weight-complex="bold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2.109cm" svg:height="9.961cm" svg:x="8.497cm" svg:y="0.478cm">
            <draw:object draw:notify-on-update-of-ranges="Лист1.A1:Лист1.A4 Лист1.B1:Лист1.B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2" svg:width="1.5cm" svg:height="0.908cm" svg:x="12.928cm" svg:y="5.858cm">
            <draw:text-box>
              <text:p text:style-name="P2"><text:span text:style-name="T1">65%</text:span></text:p>
            </draw:text-box>
          </draw:frame>
          <draw:frame draw:z-index="2" draw:style-name="gr2" draw:text-style-name="P2" svg:width="1.5cm" svg:height="0.908cm" svg:x="17.549cm" svg:y="5.923cm">
            <draw:text-box>
              <text:p text:style-name="P2"><text:span text:style-name="T1">33%</text:span></text:p>
            </draw:text-box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building</text:p>
          </table:table-cell>
          <table:table-cell office:value-type="float" office:value="27189">
            <text:p>27189</text:p>
          </table:table-cell>
          <table:table-cell table:style-name="ce1" table:formula="of:=[.B1]/[.$B$5]" office:value-type="percentage" office:value="0.649832695984704">
            <text:p>65%</text:p>
          </table:table-cell>
        </table:table-row>
        <table:table-row table:style-name="ro1">
          <table:table-cell office:value-type="string">
            <text:p>street</text:p>
          </table:table-cell>
          <table:table-cell office:value-type="float" office:value="13704">
            <text:p>13704</text:p>
          </table:table-cell>
          <table:table-cell table:style-name="ce1" table:formula="of:=[.B2]/[.$B$5]" office:value-type="percentage" office:value="0.327533460803059">
            <text:p>33%</text:p>
          </table:table-cell>
        </table:table-row>
        <table:table-row table:style-name="ro1">
          <table:table-cell office:value-type="string">
            <text:p>settlement</text:p>
          </table:table-cell>
          <table:table-cell office:value-type="float" office:value="96">
            <text:p>96</text:p>
          </table:table-cell>
          <table:table-cell table:style-name="ce1" table:formula="of:=[.B3]/[.$B$5]" office:value-type="percentage" office:value="0.00229445506692161">
            <text:p>0%</text:p>
          </table:table-cell>
        </table:table-row>
        <table:table-row table:style-name="ro1">
          <table:table-cell office:value-type="string">
            <text:p>region</text:p>
          </table:table-cell>
          <table:table-cell office:value-type="float" office:value="851">
            <text:p>851</text:p>
          </table:table-cell>
          <table:table-cell table:style-name="ce1" table:formula="of:=[.B4]/[.$B$5]" office:value-type="percentage" office:value="0.0203393881453155">
            <text:p>2%</text:p>
          </table:table-cell>
        </table:table-row>
        <table:table-row table:style-name="ro1">
          <table:table-cell/>
          <table:table-cell table:formula="of:=SUM([.B1:.B4])" office:value-type="float" office:value="41840">
            <text:p>41840</text:p>
          </table:table-cell>
          <table:table-cell/>
        </table:table-row>
        <table:table-row table:style-name="ro2" table:number-rows-repeated="1048570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3">00.00.0000</text:date>, <text:time style:data-style-name="N2" text:time-value="0000-00-00T11:22:5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им Дубинин</meta:initial-creator>
    <meta:creation-date>2013-07-31T12:33:52</meta:creation-date>
    <dc:date>2013-08-03T11:53:12</dc:date>
    <dc:creator>Максим Дубинин</dc:creator>
    <meta:editing-duration>PT5H15M39S</meta:editing-duration>
    <meta:editing-cycles>5</meta:editing-cycles>
    <meta:generator>LibreOffice/4.0.2.2$Linux_x86 LibreOffice_project/400m0$Build-2</meta:generator>
    <meta:document-statistic meta:table-count="1" meta:cell-count="1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1cm" svg:height="9.962cm" xlink:href=".." xlink:type="simple" chart:class="chart:bar" chart:style-name="ch1">
        <chart:plot-area chart:style-name="ch2" table:cell-range-address="Лист1.A1:Лист1.B4" chart:data-source-has-labels="column" svg:x="1.246cm" svg:y="0.32cm" svg:width="20.023cm" svg:height="8.928cm">
          <chartooo:coordinate-region svg:x="2.688cm" svg:y="0.547cm" svg:width="18.581cm" svg:height="8.001cm"/>
          <chart:axis chart:dimension="x" chart:name="primary-x" chart:style-name="ch3" chartooo:axis-type="auto">
            <chartooo:date-scale/>
            <chart:title svg:x="8.826cm" svg:y="9.11cm" chart:style-name="ch4">
              <text:p>Level of geocoding</text:p>
            </chart:title>
            <chart:categories table:cell-range-address="Лист1.A1:Лист1.A4"/>
          </chart:axis>
          <chart:axis chart:dimension="y" chart:name="primary-y" chart:style-name="ch5">
            <chart:title svg:x="0cm" svg:y="7.493cm" chart:style-name="ch6">
              <text:p>Number of addresses</text:p>
            </chart:title>
            <chart:grid chart:style-name="ch7" chart:class="major"/>
          </chart:axis>
          <chart:series chart:style-name="ch8" chart:values-cell-range-address="Лист1.B1:Лист1.B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building</text:p>
                <draw:g>
                  <svg:desc>Лист1.A1:Лист1.A4</svg:desc>
                </draw:g>
              </table:table-cell>
              <table:table-cell office:value-type="float" office:value="27189">
                <text:p>27189</text:p>
                <draw:g>
                  <svg:desc>Лист1.B1:Лист1.B4</svg:desc>
                </draw:g>
              </table:table-cell>
            </table:table-row>
            <table:table-row>
              <table:table-cell office:value-type="string">
                <text:p>street</text:p>
              </table:table-cell>
              <table:table-cell office:value-type="float" office:value="13704">
                <text:p>13704</text:p>
              </table:table-cell>
            </table:table-row>
            <table:table-row>
              <table:table-cell office:value-type="string">
                <text:p>settlement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region</text:p>
              </table:table-cell>
              <table:table-cell office:value-type="float" office:value="851">
                <text:p>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